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language="fr" fo:country="FR"/>
    </style:style>
    <style:style style:name="T2" style:family="text">
      <style:text-properties fo:font-size="12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solid" svg:stroke-width="0.051cm" svg:stroke-color="#000000" draw:marker-start-width="0.508cm" draw:marker-end-width="0.508cm" draw:fill="none" draw:fill-color="#ffffff" fo:min-height="1.46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649cm" draw:marker-end="Symmetric_20_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0000" draw:marker-start-width="0.508cm" draw:marker-end-width="0.508cm" draw:fill="none" draw:fill-color="#ffffff" fo:min-height="1.51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2" draw:style-name="gr1" draw:text-style-name="P2" svg:width="3.534cm" svg:height="1.512cm" svg:x="-0.623cm" svg:y="7.422cm"><draw:text-box><text:p text:style-name="P1">Partition avec temps Equitable dans chaque AP <text:s/></text:p></draw:text-box></draw:frame><draw:frame text:anchor-type="paragraph" draw:z-index="1" draw:name="Shape2" draw:style-name="gr1" draw:text-style-name="P3" svg:width="3.71cm" svg:height="1.512cm" svg:x="3.179cm" svg:y="7.438cm"><draw:text-box><text:p text:style-name="P1"><text:span text:style-name="T1">Partition avec Débit Équitable dans chaque AP </text:span></text:p></draw:text-box></draw:frame><draw:line text:anchor-type="paragraph" draw:z-index="2" draw:name="Shape8" draw:style-name="gr2" draw:text-style-name="P1" svg:x1="5.055cm" svg:y1="6.841cm" svg:x2="1.016cm" svg:y2="6.837cm"><text:p/></draw:line><draw:line text:anchor-type="paragraph" draw:z-index="3" draw:name="Shape10" draw:style-name="gr2" draw:text-style-name="P1" svg:x1="3.044cm" svg:y1="6.837cm" svg:x2="3.044cm" svg:y2="6.581cm"><text:p/></draw:line><draw:line text:anchor-type="paragraph" draw:z-index="5" draw:name="Shape10" draw:style-name="gr3" draw:text-style-name="P4" svg:x1="1.087cm" svg:y1="6.777cm" svg:x2="1.087cm" svg:y2="7.423cm"><text:p/></draw:line><draw:frame text:anchor-type="paragraph" draw:z-index="6" draw:name="Shape2" draw:style-name="gr4" draw:text-style-name="P2" svg:width="2.777cm" svg:height="1.026cm" svg:x="3.847cm" svg:y="2.974cm"><draw:text-box><text:p>Équité Inter AP Proportionnel <text:s text:c="2"/></text:p></draw:text-box></draw:frame><draw:frame text:anchor-type="paragraph" draw:z-index="7" draw:name="Shape2" draw:style-name="gr5" draw:text-style-name="P5" svg:width="3.666cm" svg:height="1.567cm" svg:x="6.565cm" svg:y="0.123cm"><draw:text-box><text:p text:style-name="P1"><text:span text:style-name="T2">Optimisation Centralisée du <text:s/>Débit Global/ Équité </text:span></text:p></draw:text-box></draw:frame><draw:frame text:anchor-type="paragraph" draw:z-index="8" draw:name="Shape2" draw:style-name="gr1" draw:text-style-name="P3" svg:width="3.564cm" svg:height="1.512cm" svg:x="9.257cm" svg:y="2.893cm"><draw:text-box><text:p text:style-name="P1"><text:span text:style-name="T1">Maximisation du Débit Agrégé sans aucune Équité</text:span></text:p></draw:text-box></draw:frame><draw:frame text:anchor-type="paragraph" draw:z-index="9" draw:name="Shape2" draw:style-name="gr4" draw:text-style-name="P3" svg:width="2.74cm" svg:height="1.352cm" svg:x="1.565cm" svg:y="5.23cm"><draw:text-box><text:p text:style-name="P1">Avec Équité <text:s/>intra AP </text:p><text:p text:style-name="P1"><text:span text:style-name="T3">(Clients du Même AP)</text:span></text:p></draw:text-box></draw:frame><draw:frame text:anchor-type="paragraph" draw:z-index="10" draw:name="Shape2" draw:style-name="gr4" draw:text-style-name="P3" svg:width="2.747cm" svg:height="1.352cm" svg:x="6.17cm" svg:y="5.165cm"><draw:text-box><text:p text:style-name="P1">Sans Équité intra AP </text:p><text:p text:style-name="P1"><text:span text:style-name="T3">(Clients du réseau)</text:span></text:p></draw:text-box></draw:frame><draw:line text:anchor-type="paragraph" draw:z-index="11" draw:name="Shape10" draw:style-name="gr3" draw:text-style-name="P4" svg:x1="7.661cm" svg:y1="4.503cm" svg:x2="7.661cm" svg:y2="5.164cm"><text:p/></draw:line><draw:line text:anchor-type="paragraph" draw:z-index="12" draw:name="Shape10" draw:style-name="gr3" draw:text-style-name="P4" svg:x1="2.955cm" svg:y1="4.568cm" svg:x2="2.955cm" svg:y2="5.229cm"><text:p/></draw:line><draw:line text:anchor-type="paragraph" draw:z-index="13" draw:name="Shape8" draw:style-name="gr2" draw:text-style-name="P1" svg:x1="7.66cm" svg:y1="4.57cm" svg:x2="2.882cm" svg:y2="4.549cm"><text:p/></draw:line><draw:line text:anchor-type="paragraph" draw:z-index="14" draw:name="Shape10" draw:style-name="gr2" draw:text-style-name="P1" svg:x1="5.348cm" svg:y1="4.57cm" svg:x2="5.348cm" svg:y2="3.988cm"><text:p/></draw:line><draw:line text:anchor-type="paragraph" draw:z-index="15" draw:name="Shape10" draw:style-name="gr3" draw:text-style-name="P4" svg:x1="11.183cm" svg:y1="2.293cm" svg:x2="11.183cm" svg:y2="2.893cm"><text:p/></draw:line><draw:line text:anchor-type="paragraph" draw:z-index="16" draw:name="Shape10" draw:style-name="gr3" draw:text-style-name="P4" svg:x1="5.355cm" svg:y1="2.312cm" svg:x2="5.355cm" svg:y2="2.973cm"><text:p/></draw:line><draw:line text:anchor-type="paragraph" draw:z-index="17" draw:name="Shape8" draw:style-name="gr2" draw:text-style-name="P1" svg:x1="11.183cm" svg:y1="2.314cm" svg:x2="5.285cm" svg:y2="2.293cm"><text:p/></draw:line><draw:line text:anchor-type="paragraph" draw:z-index="18" draw:name="Shape10" draw:style-name="gr2" draw:text-style-name="P1" svg:x1="8.336cm" svg:y1="2.293cm" svg:x2="8.336cm" svg:y2="1.711cm"><text:p/></draw:line><draw:line text:anchor-type="paragraph" draw:z-index="4" draw:name="Shape10" draw:style-name="gr3" draw:text-style-name="P4" svg:x1="5.055cm" svg:y1="6.777cm" svg:x2="5.055cm" svg:y2="7.43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cm" fo:page-height="10.7cm" style:num-format="1" style:print-orientation="portrait" fo:margin-top="1cm" fo:margin-bottom="0cm" fo:margin-left="1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40:46.741172013</meta:creation-date>
    <dc:date>2017-12-20T19:09:35.070819054</dc:date>
    <meta:editing-duration>PT17M3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